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831" officeooo:paragraph-rsid="000c983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etBrains Mono"/>
    </style:style>
    <style:style style:name="P3" style:family="paragraph" style:parent-style-name="Standard">
      <style:text-properties fo:font-size="16pt" fo:font-weight="bold" officeooo:rsid="000d9a42" officeooo:paragraph-rsid="000d9a4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d9a42" officeooo:paragraph-rsid="000df5f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JetBrains Mono" officeooo:paragraph-rsid="000e32ff"/>
    </style:style>
    <style:style style:name="P6" style:family="paragraph" style:parent-style-name="Standard">
      <style:text-properties style:font-name="JetBrains Mono" officeooo:paragraph-rsid="000df5f6"/>
    </style:style>
    <style:style style:name="P7" style:family="paragraph" style:parent-style-name="Standard">
      <style:text-properties fo:font-size="16pt" fo:font-weight="bold" officeooo:rsid="000d9a42" officeooo:paragraph-rsid="000e32ff" style:font-size-asian="16pt" style:font-weight-asian="bold" style:font-size-complex="16pt" style:font-weight-complex="bold"/>
    </style:style>
    <style:style style:name="T1" style:family="text">
      <style:text-properties officeooo:rsid="000c9831"/>
    </style:style>
    <style:style style:name="T2" style:family="text">
      <style:text-properties officeooo:rsid="000df5f6"/>
    </style:style>
    <style:style style:name="T3" style:family="text">
      <style:text-properties officeooo:rsid="000e3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outer-on-a-Stick Configuration</text:p>
      <text:p text:style-name="P2"/>
      <text:p text:style-name="P2">enable</text:p>
      <text:p text:style-name="P2">configure terminal</text:p>
      <text:p text:style-name="P2">hostname R8</text:p>
      <text:p text:style-name="P2"/>
      <text:p text:style-name="P2">interface FastEthernet0/<text:span text:style-name="T1">1</text:span></text:p>
      <text:p text:style-name="P2"><text:s/>no ip address</text:p>
      <text:p text:style-name="P2"><text:s/>no shutdown</text:p>
      <text:p text:style-name="P2"/>
      <text:p text:style-name="P2">interface FastEthernet0/<text:span text:style-name="T1">1</text:span>.10</text:p>
      <text:p text:style-name="P2"><text:s/>encapsulation dot1Q 10</text:p>
      <text:p text:style-name="P2"><text:s/>ip address 192.168.1<text:span text:style-name="T1">1</text:span>.<text:span text:style-name="T1">1</text:span> 255.255.255.<text:span text:style-name="T1">0</text:span></text:p>
      <text:p text:style-name="P2"/>
      <text:p text:style-name="P2">interface FastEthernet0/<text:span text:style-name="T1">1</text:span>.20</text:p>
      <text:p text:style-name="P2"><text:s/>encapsulation dot1Q 20</text:p>
      <text:p text:style-name="P2"><text:s/>ip address 192.168.1<text:span text:style-name="T1">2.1</text:span> 255.255.255.<text:span text:style-name="T1">0</text:span></text:p>
      <text:p text:style-name="P2"/>
      <text:p text:style-name="P2">interface FastEthernet0/<text:span text:style-name="T1">1</text:span>.30</text:p>
      <text:p text:style-name="P2"><text:s/>encapsulation dot1Q 30</text:p>
      <text:p text:style-name="P2"><text:s/>ip address 192.168.<text:span text:style-name="T1">13.1</text:span> 255.255.255.<text:span text:style-name="T1">0</text:span></text:p>
      <text:p text:style-name="P2"/>
      <text:p text:style-name="P2">interface FastEthernet0/<text:span text:style-name="T1">1</text:span>.40</text:p>
      <text:p text:style-name="P2"><text:s/>encapsulation dot1Q 40</text:p>
      <text:p text:style-name="P2"><text:s/>ip address 192.168.1<text:span text:style-name="T1">4.1</text:span> 255.255.255.<text:span text:style-name="T1">0</text:span></text:p>
      <text:p text:style-name="P2"/>
      <text:p text:style-name="P2">end</text:p>
      <text:p text:style-name="P2">write memory</text:p>
      <text:p text:style-name="P2"/>
      <text:p text:style-name="P3">S-0 Configuration</text:p>
      <text:p text:style-name="P2">enable</text:p>
      <text:p text:style-name="P2">configure terminal</text:p>
      <text:p text:style-name="P2">hostname S-0</text:p>
      <text:p text:style-name="P2"><text:s/></text:p>
      <text:p text:style-name="P2">vlan 10</text:p>
      <text:p text:style-name="P2"><text:s/>name Admin</text:p>
      <text:p text:style-name="P2"/>
      <text:p text:style-name="P2">vlan 20</text:p>
      <text:p text:style-name="P2"><text:s/>name Faculty</text:p>
      <text:p text:style-name="P2"/>
      <text:p text:style-name="P2"/>
      <text:p text:style-name="P2"><text:soft-page-break/>vlan 30</text:p>
      <text:p text:style-name="P2"><text:s/>name Students</text:p>
      <text:p text:style-name="P2"/>
      <text:p text:style-name="P2">vlan 40</text:p>
      <text:p text:style-name="P2"><text:s/>name Servers</text:p>
      <text:p text:style-name="P2"/>
      <text:p text:style-name="P2"/>
      <text:p text:style-name="P2">interface FastEthernet0/1</text:p>
      <text:p text:style-name="P2"><text:s/>switchport mode access</text:p>
      <text:p text:style-name="P2"><text:s/>switchport access vlan 10</text:p>
      <text:p text:style-name="P2"/>
      <text:p text:style-name="P2">interface FastEthernet0/2</text:p>
      <text:p text:style-name="P2"><text:s/>switchport mode access</text:p>
      <text:p text:style-name="P2"><text:s/>switchport access vlan 20</text:p>
      <text:p text:style-name="P2"/>
      <text:p text:style-name="P2">interface FastEthernet0/3</text:p>
      <text:p text:style-name="P2"><text:s/>switchport mode access</text:p>
      <text:p text:style-name="P2"><text:s/>switchport access vlan 30</text:p>
      <text:p text:style-name="P2"/>
      <text:p text:style-name="P2">interface FastEthernet0/4</text:p>
      <text:p text:style-name="P2"><text:s/>switchport mode access</text:p>
      <text:p text:style-name="P2"><text:s/>switchport access vlan 40</text:p>
      <text:p text:style-name="P2"/>
      <text:p text:style-name="P2"/>
      <text:p text:style-name="P2">interface FastEthernet0/24</text:p>
      <text:p text:style-name="P2"><text:s/>switchport mode trunk</text:p>
      <text:p text:style-name="P2"/>
      <text:p text:style-name="P2"/>
      <text:p text:style-name="P2">end</text:p>
      <text:p text:style-name="P2">write memory</text:p>
      <text:p text:style-name="P2"/>
      <text:p text:style-name="P2"/>
      <text:p text:style-name="P4">S-<text:span text:style-name="T2">3 </text:span>Configuration</text:p>
      <text:p text:style-name="P4"/>
      <text:p text:style-name="P2">enable</text:p>
      <text:p text:style-name="P2">configure terminal</text:p>
      <text:p text:style-name="P2">hostname S-3</text:p>
      <text:p text:style-name="P2"><text:s/></text:p>
      <text:p text:style-name="P2">vlan 10</text:p>
      <text:p text:style-name="P2"><text:s/>name Admin</text:p>
      <text:p text:style-name="P2"/>
      <text:p text:style-name="P2">vlan 20</text:p>
      <text:p text:style-name="P2"><text:s/>name Faculty</text:p>
      <text:p text:style-name="P2"><text:soft-page-break/></text:p>
      <text:p text:style-name="P2">vlan 30</text:p>
      <text:p text:style-name="P2"><text:s/>name Students</text:p>
      <text:p text:style-name="P2"/>
      <text:p text:style-name="P2">vlan 40</text:p>
      <text:p text:style-name="P2"><text:s/>name Servers</text:p>
      <text:p text:style-name="P2"/>
      <text:p text:style-name="P2"/>
      <text:p text:style-name="P5">interface FastEthernet0/1</text:p>
      <text:p text:style-name="P5"><text:s/>switchport mode access</text:p>
      <text:p text:style-name="P5"><text:s/>switchport access vlan 10</text:p>
      <text:p text:style-name="P5"/>
      <text:p text:style-name="P5">interface FastEthernet0/2</text:p>
      <text:p text:style-name="P5"><text:s/>switchport mode access</text:p>
      <text:p text:style-name="P5"><text:s/>switchport access vlan 20</text:p>
      <text:p text:style-name="P5"/>
      <text:p text:style-name="P5">interface FastEthernet0/3</text:p>
      <text:p text:style-name="P5"><text:s/>switchport mode access</text:p>
      <text:p text:style-name="P5"><text:s/>switchport access vlan 30</text:p>
      <text:p text:style-name="P5"/>
      <text:p text:style-name="P5">interface FastEthernet0/4</text:p>
      <text:p text:style-name="P5"><text:s/>switchport mode access</text:p>
      <text:p text:style-name="P5"><text:s/>switchport access vlan 40</text:p>
      <text:p text:style-name="P2"/>
      <text:p text:style-name="P2">interface FastEthernet0/24</text:p>
      <text:p text:style-name="P2"><text:s/>switchport mode trunk</text:p>
      <text:p text:style-name="P2"/>
      <text:p text:style-name="P2">end</text:p>
      <text:p text:style-name="P2">write memory</text:p>
      <text:p text:style-name="P2"/>
      <text:p text:style-name="P2"/>
      <text:p text:style-name="P4">S-<text:span text:style-name="T2">7 </text:span>Configuration</text:p>
      <text:p text:style-name="P2"/>
      <text:p text:style-name="P2">enable</text:p>
      <text:p text:style-name="P2">configure terminal</text:p>
      <text:p text:style-name="P2">hostname S-7</text:p>
      <text:p text:style-name="P2"/>
      <text:p text:style-name="P2"/>
      <text:p text:style-name="P2">vlan 10</text:p>
      <text:p text:style-name="P2"><text:s/>name Admin</text:p>
      <text:p text:style-name="P2"/>
      <text:p text:style-name="P2">vlan 20</text:p>
      <text:p text:style-name="P2"><text:s/>name Faculty</text:p>
      <text:p text:style-name="P2"><text:soft-page-break/></text:p>
      <text:p text:style-name="P2">vlan 30</text:p>
      <text:p text:style-name="P2"><text:s/>name Students</text:p>
      <text:p text:style-name="P2"/>
      <text:p text:style-name="P2">vlan 40</text:p>
      <text:p text:style-name="P2"><text:s/>name Servers</text:p>
      <text:p text:style-name="P2"/>
      <text:p text:style-name="P2"/>
      <text:p text:style-name="P5">interface FastEthernet0/1</text:p>
      <text:p text:style-name="P5"><text:s/>switchport mode access</text:p>
      <text:p text:style-name="P5"><text:s/>switchport access vlan 10</text:p>
      <text:p text:style-name="P5"/>
      <text:p text:style-name="P5">interface FastEthernet0/2</text:p>
      <text:p text:style-name="P5"><text:s/>switchport mode access</text:p>
      <text:p text:style-name="P5"><text:s/>switchport access vlan 20</text:p>
      <text:p text:style-name="P5"/>
      <text:p text:style-name="P5">interface FastEthernet0/3</text:p>
      <text:p text:style-name="P5"><text:s/>switchport mode access</text:p>
      <text:p text:style-name="P5"><text:s/>switchport access vlan 30</text:p>
      <text:p text:style-name="P5"/>
      <text:p text:style-name="P5">interface FastEthernet0/4</text:p>
      <text:p text:style-name="P5"><text:s/>switchport mode access</text:p>
      <text:p text:style-name="P5"><text:s/>switchport access vlan 40</text:p>
      <text:p text:style-name="P2"/>
      <text:p text:style-name="P6">interface FastEthernet0/2<text:span text:style-name="T2">3</text:span></text:p>
      <text:p text:style-name="P6"><text:s/>switchport mode trunk</text:p>
      <text:p text:style-name="P6"/>
      <text:p text:style-name="P2">interface FastEthernet0/24</text:p>
      <text:p text:style-name="P2"><text:s/>switchport mode trunk</text:p>
      <text:p text:style-name="P2"/>
      <text:p text:style-name="P2"/>
      <text:p text:style-name="P2">end</text:p>
      <text:p text:style-name="P2">write memory</text:p>
      <text:p text:style-name="P2"/>
      <text:p text:style-name="P7">S-<text:span text:style-name="T3">8</text:span><text:span text:style-name="T2"> </text:span>Configuration</text:p>
      <text:p text:style-name="P7"/>
      <text:p text:style-name="P7"/>
      <text:p text:style-name="P2">enable</text:p>
      <text:p text:style-name="P2">configure terminal</text:p>
      <text:p text:style-name="P2">hostname S-8</text:p>
      <text:p text:style-name="P2"/>
      <text:p text:style-name="P2"/>
      <text:p text:style-name="P2"/>
      <text:p text:style-name="P2"><text:soft-page-break/>vlan 10</text:p>
      <text:p text:style-name="P2"><text:s/>name Admin</text:p>
      <text:p text:style-name="P2"/>
      <text:p text:style-name="P2">vlan 20</text:p>
      <text:p text:style-name="P2"><text:s/>name Faculty</text:p>
      <text:p text:style-name="P2"/>
      <text:p text:style-name="P2">vlan 30</text:p>
      <text:p text:style-name="P2"><text:s/>name Students</text:p>
      <text:p text:style-name="P2"/>
      <text:p text:style-name="P2">vlan 40</text:p>
      <text:p text:style-name="P2"><text:s/>name Servers</text:p>
      <text:p text:style-name="P2"/>
      <text:p text:style-name="P2"/>
      <text:p text:style-name="P2">interface FastEthernet0/1</text:p>
      <text:p text:style-name="P2"><text:s/>switchport mode access</text:p>
      <text:p text:style-name="P2"><text:s/>switchport access vlan 40</text:p>
      <text:p text:style-name="P2"/>
      <text:p text:style-name="P2">interface FastEthernet0/2</text:p>
      <text:p text:style-name="P2"><text:s/>switchport mode access</text:p>
      <text:p text:style-name="P2"><text:s/>switchport access vlan 40</text:p>
      <text:p text:style-name="P2"/>
      <text:p text:style-name="P2">interface FastEthernet0/3</text:p>
      <text:p text:style-name="P2"><text:s/>switchport mode access</text:p>
      <text:p text:style-name="P2"><text:s/>switchport access vlan 40</text:p>
      <text:p text:style-name="P2"/>
      <text:p text:style-name="P2">interface FastEthernet0/4</text:p>
      <text:p text:style-name="P2"><text:s/>switchport mode access</text:p>
      <text:p text:style-name="P2"><text:s/>switchport access vlan 40</text:p>
      <text:p text:style-name="P2"/>
      <text:p text:style-name="P5">interface FastEthernet0/2<text:span text:style-name="T3">3</text:span></text:p>
      <text:p text:style-name="P5"><text:s/>switchport mode trunk</text:p>
      <text:p text:style-name="P2"/>
      <text:p text:style-name="P2">interface FastEthernet0/24</text:p>
      <text:p text:style-name="P2"><text:s/>switchport mode trunk</text:p>
      <text:p text:style-name="P2"/>
      <text:p text:style-name="P2"/>
      <text:p text:style-name="P2">end</text:p>
      <text:p text:style-name="P2">write mem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02:32:54.350263878</meta:creation-date>
    <dc:date>2025-11-17T02:42:17.547306829</dc:date>
    <meta:editing-duration>PT9M21S</meta:editing-duration>
    <meta:editing-cycles>4</meta:editing-cycles>
    <meta:generator>LibreOffice/25.8.3.2$Linux_X86_64 LibreOffice_project/36fba6fe035976f8f639ceb7793b8c12ae9d5be3</meta:generator>
    <meta:document-statistic meta:table-count="0" meta:image-count="0" meta:object-count="0" meta:page-count="5" meta:paragraph-count="139" meta:word-count="331" meta:character-count="2550" meta:non-whitespace-character-count="2290"/>
  </office:meta>
</office:document-meta>
</file>